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764in"/>
    </style:style>
    <style:style style:name="co2" style:family="table-column">
      <style:table-column-properties fo:break-before="auto" style:column-width="0.3957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661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6244in"/>
    </style:style>
    <style:style style:name="co9" style:family="table-column">
      <style:table-column-properties fo:break-before="auto" style:column-width="1.7437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0598in"/>
    </style:style>
    <style:style style:name="co14" style:family="table-column">
      <style:table-column-properties fo:break-before="auto" style:column-width="1.1291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e6ff00" fo:border="0.0035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0.0035in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="0.0346in solid #008000" fo:padding-bottom="0.0193in" fo:padding-left="0.0138in" fo:padding-right="0.0138in" fo:padding-top="0.0193in"/>
    </style:style>
    <style:style style:name="ce6" style:family="table-cell" style:parent-style-name="Default" style:data-style-name="N117">
      <style:table-cell-properties fo:background-color="#e6ff00"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e6ff00"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ff00"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51">
      <style:table-cell-properties fo:border="0.0346in solid #008000" fo:padding-bottom="0.0193in" fo:padding-left="0.0138in" fo:padding-right="0.0138in" fo:padding-top="0.0193in"/>
    </style:style>
    <style:style style:name="ce13" style:family="table-cell" style:parent-style-name="Default" style:data-style-name="N51">
      <style:table-cell-properties fo:border="0.0346in solid #008000"/>
    </style:style>
    <style:style style:name="ce1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5" style:family="table-cell" style:parent-style-name="Default" style:data-style-name="N51">
      <style:table-cell-properties fo:background-color="#e6ff00"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6" style:family="table-cell" style:parent-style-name="Default" style:data-style-name="N51">
      <style:table-cell-properties fo:border="0.0008in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ff00"/>
    </style:style>
    <style:style style:name="ce18" style:family="table-cell" style:parent-style-name="Default" style:data-style-name="N100">
      <style:table-cell-properties fo:border="0.0035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35in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346in solid #008000" fo:padding-bottom="0.0193in" fo:padding-left="0.0138in" fo:padding-right="0.0138in" fo:padding-top="0.0193in"/>
    </style:style>
    <style:style style:name="ce23" style:family="table-cell" style:parent-style-name="Default" style:data-style-name="N118">
      <style:table-cell-properties fo:border="0.0035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4" style:family="table-cell" style:parent-style-name="Default" style:data-style-name="N118">
      <style:table-cell-properties fo:border="0.0035in solid #000000" fo:padding-bottom="0.0193in" fo:padding-left="0.0138in" fo:padding-right="0.0138in" fo:padding-top="0.0193in"/>
      <style:text-properties fo:font-weight="normal" style:font-weight-asian="normal" style:font-weight-complex="normal"/>
    </style:style>
  </office:automatic-styles>
  <office:body>
    <office:spreadsheet>
      <table:table table:name="Timestamp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4" table:number-columns-repeated="1014" table:default-cell-style-name="Default"/>
        <table:table-row table:style-name="ro1">
          <table:table-cell table:style-name="ce1" office:value-type="string">
            <text:p>Octave calculations via timestamps.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office:value-type="string">
            <text:p>Note: Input timestamps are in the format: MM/DD/YYYY HH:MM:SS, where HH is in range [0, 23].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5"/>
          <table:table-cell table:style-name="ce11" office:value-type="string">
            <text:p>Octave 1</text:p>
          </table:table-cell>
          <table:table-cell table:style-name="ce11" office:value-type="string">
            <text:p>Octave 2</text:p>
          </table:table-cell>
          <table:table-cell table:style-name="ce11" office:value-type="string">
            <text:p>Octave 3</text:p>
          </table:table-cell>
          <table:table-cell table:style-name="ce11" office:value-type="string">
            <text:p>Octave 4</text:p>
          </table:table-cell>
          <table:table-cell table:style-name="ce11" office:value-type="string">
            <text:p>Octave 5</text:p>
          </table:table-cell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Default" office:value-type="string">
            <text:p>Start timestamp:</text:p>
          </table:table-cell>
          <table:table-cell table:number-columns-repeated="5" table:style-name="ce12" office:value-type="date" office:date-value="1927-01-01T12:00:00">
            <text:p>01/01/1927 12:00:00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Default" office:value-type="string">
            <text:p>End timestamp:</text:p>
          </table:table-cell>
          <table:table-cell table:style-name="ce13" office:value-type="date" office:date-value="1927-01-22T16:30:00">
            <text:p>01/22/1927 16:30:00</text:p>
          </table:table-cell>
          <table:table-cell table:style-name="ce13" office:value-type="date" office:date-value="1928-01-01T12:00:00">
            <text:p>01/01/1928 12:00:00</text:p>
          </table:table-cell>
          <table:table-cell table:number-columns-repeated="2" table:style-name="ce13" office:value-type="date" office:date-value="1927-01-22T12:00:00">
            <text:p>01/22/1927 12:00:00</text:p>
          </table:table-cell>
          <table:table-cell table:style-name="ce13" office:value-type="date" office:date-value="1927-01-02T12:00:00">
            <text:p>01/02/1927 12:00:00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2" table:number-columns-repeated="4"/>
          <table:table-cell table:style-name="Default" office:value-type="string">
            <text:p>Hour diff (float):</text:p>
          </table:table-cell>
          <table:table-cell table:style-name="ce14" table:formula="of:=VALUE([.F$6]-[.F$5])*24" office:value-type="float" office:value="508.5">
            <text:p>508.5</text:p>
          </table:table-cell>
          <table:table-cell table:style-name="ce14" table:formula="of:=VALUE([.G$6]-[.G$5])*24" office:value-type="float" office:value="8760">
            <text:p>8760</text:p>
          </table:table-cell>
          <table:table-cell table:style-name="ce14" table:formula="of:=VALUE([.H$6]-[.H$5])*24" office:value-type="float" office:value="504">
            <text:p>504</text:p>
          </table:table-cell>
          <table:table-cell table:style-name="ce14" table:formula="of:=VALUE([.I$6]-[.I$5])*24" office:value-type="float" office:value="504">
            <text:p>504</text:p>
          </table:table-cell>
          <table:table-cell table:style-name="ce14" table:formula="of:=VALUE([.J$6]-[.J$5])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Default" office:value-type="string">
            <text:p>Day diff (float):</text:p>
          </table:table-cell>
          <table:table-cell table:style-name="ce1" table:formula="of:=VALUE([.F$6]-[.F$5])" office:value-type="float" office:value="21.1875">
            <text:p>21.1875</text:p>
          </table:table-cell>
          <table:table-cell table:style-name="ce1" table:formula="of:=VALUE([.G$6]-[.G$5])" office:value-type="float" office:value="365">
            <text:p>365</text:p>
          </table:table-cell>
          <table:table-cell table:style-name="ce1" table:formula="of:=VALUE([.H$6]-[.H$5])" office:value-type="float" office:value="21">
            <text:p>21</text:p>
          </table:table-cell>
          <table:table-cell table:style-name="ce1" table:formula="of:=VALUE([.I$6]-[.I$5])" office:value-type="float" office:value="21">
            <text:p>21</text:p>
          </table:table-cell>
          <table:table-cell table:style-name="ce1" table:formula="of:=VALUE([.J$6]-[.J$5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table:number-columns-repeated="4"/>
          <table:table-cell table:style-name="Default" office:value-type="string">
            <text:p>Hour diff % 24 (float):</text:p>
          </table:table-cell>
          <table:table-cell table:style-name="ce14" table:formula="of:=MOD((VALUE([.F$6]-[.F$5])*24); 24)" office:value-type="float" office:value="4.5">
            <text:p>4.5</text:p>
          </table:table-cell>
          <table:table-cell table:style-name="ce14" table:formula="of:=MOD((VALUE([.G$6]-[.G$5])*24); 24)" office:value-type="float" office:value="0">
            <text:p>0</text:p>
          </table:table-cell>
          <table:table-cell table:style-name="ce14" table:formula="of:=MOD((VALUE([.H$6]-[.H$5])*24); 24)" office:value-type="float" office:value="0">
            <text:p>0</text:p>
          </table:table-cell>
          <table:table-cell table:style-name="ce14" table:formula="of:=MOD((VALUE([.I$6]-[.I$5])*24); 24)" office:value-type="float" office:value="0">
            <text:p>0</text:p>
          </table:table-cell>
          <table:table-cell table:style-name="ce14" table:formula="of:=MOD((VALUE([.J$6]-[.J$5])*24); 24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table:number-columns-repeated="4"/>
          <table:table-cell table:style-name="Default" office:value-type="string">
            <text:p>Week diff (float):</text:p>
          </table:table-cell>
          <table:table-cell table:style-name="Default" table:formula="of:=[.F$9]/7" office:value-type="float" office:value="3.02678571428571">
            <text:p>3.0267857143</text:p>
          </table:table-cell>
          <table:table-cell table:style-name="Default" table:formula="of:=[.G$9]/7" office:value-type="float" office:value="52.1428571428571">
            <text:p>52.1428571429</text:p>
          </table:table-cell>
          <table:table-cell table:style-name="Default" table:formula="of:=[.H$9]/7" office:value-type="float" office:value="3">
            <text:p>3</text:p>
          </table:table-cell>
          <table:table-cell table:style-name="Default" table:formula="of:=[.I$9]/7" office:value-type="float" office:value="3">
            <text:p>3</text:p>
          </table:table-cell>
          <table:table-cell table:style-name="Default" table:formula="of:=[.J$9]/7" office:value-type="float" office:value="0.142857142857143">
            <text:p>0.1428571429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string">
            <text:p>Custom diff divisor:</text:p>
          </table:table-cell>
          <table:table-cell table:style-name="ce2"/>
          <table:table-cell table:style-name="ce5" office:value-type="float" office:value="49">
            <text:p>49</text:p>
          </table:table-cell>
          <table:table-cell table:style-name="Default" office:value-type="string">
            <text:p><text:s/>Diff custom units:</text:p>
          </table:table-cell>
          <table:table-cell table:style-name="Default" table:formula="of:=[.F$9]/[.$D$12]" office:value-type="float" office:value="0.432397959183674">
            <text:p>0.4323979592</text:p>
          </table:table-cell>
          <table:table-cell table:style-name="Default" table:formula="of:=[.G$9]/[.$D$12]" office:value-type="float" office:value="7.44897959183674">
            <text:p>7.4489795918</text:p>
          </table:table-cell>
          <table:table-cell table:style-name="Default" table:formula="of:=[.H$9]/[.$D$12]" office:value-type="float" office:value="0.428571428571429">
            <text:p>0.4285714286</text:p>
          </table:table-cell>
          <table:table-cell table:style-name="Default" table:formula="of:=[.I$9]/[.$D$12]" office:value-type="float" office:value="0.428571428571429">
            <text:p>0.4285714286</text:p>
          </table:table-cell>
          <table:table-cell table:style-name="Default" table:formula="of:=[.J$9]/[.$D$12]" office:value-type="float" office:value="0.0204081632653061">
            <text:p>0.0204081633</text:p>
          </table:table-cell>
          <table:table-cell table:number-columns-repeated="1014"/>
        </table:table-row>
        <table:table-row table:style-name="ro1">
          <table:table-cell table:style-name="ce2"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Do</text:p>
          </table:table-cell>
          <table:table-cell table:style-name="ce3" office:value-type="string">
            <text:p>P1</text:p>
          </table:table-cell>
          <table:table-cell table:style-name="ce3" office:value-type="string">
            <text:p>1/1</text:p>
          </table:table-cell>
          <table:table-cell table:style-name="ce6" office:value-type="float" office:value="1">
            <text:p>1.0</text:p>
          </table:table-cell>
          <table:table-cell table:style-name="ce9" table:formula="of:=[.D14]-1" office:value-type="float" office:value="0">
            <text:p>0</text:p>
          </table:table-cell>
          <table:table-cell table:style-name="ce15" table:formula="of:=[.F$5] + [.$E14]*[.F$9]" office:value-type="date" office:date-value="1927-01-01T12:00:00">
            <text:p>01/01/1927 12:00:00</text:p>
          </table:table-cell>
          <table:table-cell table:style-name="ce15" table:formula="of:=[.G$5] + [.$E14]*[.G$9]" office:value-type="date" office:date-value="1927-01-01T12:00:00">
            <text:p>01/01/1927 12:00:00</text:p>
          </table:table-cell>
          <table:table-cell table:style-name="ce15" table:formula="of:=[.H$5] + [.$E14]*[.H$9]" office:value-type="date" office:date-value="1927-01-01T12:00:00">
            <text:p>01/01/1927 12:00:00</text:p>
          </table:table-cell>
          <table:table-cell table:style-name="ce15" table:formula="of:=[.I$5] + [.$E14]*[.I$9]" office:value-type="date" office:date-value="1927-01-01T12:00:00">
            <text:p>01/01/1927 12:00:00</text:p>
          </table:table-cell>
          <table:table-cell table:style-name="ce15" table:formula="of:=[.J$5] + [.$E14]*[.J$9]" office:value-type="date" office:date-value="1927-01-01T12:00:00">
            <text:p>01/01/1927 12:00:00</text:p>
          </table:table-cell>
          <table:table-cell table:style-name="ce17" table:number-columns-repeated="1014"/>
        </table:table-row>
        <table:table-row table:style-name="ro2">
          <table:table-cell/>
          <table:table-cell office:value-type="string">
            <text:p>m2</text:p>
          </table:table-cell>
          <table:table-cell office:value-type="string">
            <text:p>256/243</text:p>
          </table:table-cell>
          <table:table-cell office:value-type="float" office:value="1.05349794238683">
            <text:p>1.0534979424</text:p>
          </table:table-cell>
          <table:table-cell table:formula="of:=[.D15]-1" office:value-type="float" office:value="0.0534979423868314">
            <text:p>0.0534979424</text:p>
          </table:table-cell>
          <table:table-cell table:formula="of:=[.F$5] + [.$E15]*[.F$9]" office:value-type="date" office:date-value="1927-01-02T15:12:13.3333333">
            <text:p>01/02/1927 15:12:13</text:p>
          </table:table-cell>
          <table:table-cell table:formula="of:=[.G$5] + [.$E15]*[.G$9]" office:value-type="date" office:date-value="1927-01-21T00:38:31.1111111">
            <text:p>01/21/1927 00:38:31</text:p>
          </table:table-cell>
          <table:table-cell table:formula="of:=[.H$5] + [.$E15]*[.H$9]" office:value-type="date" office:date-value="1927-01-02T14:57:46.6666666">
            <text:p>01/02/1927 14:57:47</text:p>
          </table:table-cell>
          <table:table-cell table:formula="of:=[.I$5] + [.$E15]*[.I$9]" office:value-type="date" office:date-value="1927-01-02T14:57:46.6666666">
            <text:p>01/02/1927 14:57:47</text:p>
          </table:table-cell>
          <table:table-cell table:formula="of:=[.J$5] + [.$E15]*[.J$9]" office:value-type="date" office:date-value="1927-01-01T13:17:02.2222222">
            <text:p>01/01/1927 13:17:02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2</text:p>
          </table:table-cell>
          <table:table-cell office:value-type="string">
            <text:p>16/15</text:p>
          </table:table-cell>
          <table:table-cell office:value-type="float" office:value="1.06666666666667">
            <text:p>1.0666666667</text:p>
          </table:table-cell>
          <table:table-cell table:formula="of:=[.D16]-1" office:value-type="float" office:value="0.0666666666666667">
            <text:p>0.0666666667</text:p>
          </table:table-cell>
          <table:table-cell table:formula="of:=[.F$5] + [.$E16]*[.F$9]" office:value-type="date" office:date-value="1927-01-02T21:54:00">
            <text:p>01/02/1927 21:54:00</text:p>
          </table:table-cell>
          <table:table-cell table:formula="of:=[.G$5] + [.$E16]*[.G$9]" office:value-type="date" office:date-value="1927-01-25T20:00:00.0000001">
            <text:p>01/25/1927 20:00:00</text:p>
          </table:table-cell>
          <table:table-cell table:formula="of:=[.H$5] + [.$E16]*[.H$9]" office:value-type="date" office:date-value="1927-01-02T21:36:00">
            <text:p>01/02/1927 21:36:00</text:p>
          </table:table-cell>
          <table:table-cell table:formula="of:=[.I$5] + [.$E16]*[.I$9]" office:value-type="date" office:date-value="1927-01-02T21:36:00">
            <text:p>01/02/1927 21:36:00</text:p>
          </table:table-cell>
          <table:table-cell table:formula="of:=[.J$5] + [.$E16]*[.J$9]" office:value-type="date" office:date-value="1927-01-01T13:36:00.0000001">
            <text:p>01/01/1927 13:36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2</text:p>
          </table:table-cell>
          <table:table-cell office:value-type="string">
            <text:p>10/9</text:p>
          </table:table-cell>
          <table:table-cell office:value-type="float" office:value="1.11111111111111">
            <text:p>1.1111111111</text:p>
          </table:table-cell>
          <table:table-cell table:formula="of:=[.D17]-1" office:value-type="float" office:value="0.111111111111111">
            <text:p>0.1111111111</text:p>
          </table:table-cell>
          <table:table-cell table:formula="of:=[.F$5] + [.$E17]*[.F$9]" office:value-type="date" office:date-value="1927-01-03T20:29:59.9999999">
            <text:p>01/03/1927 20:30:00</text:p>
          </table:table-cell>
          <table:table-cell table:formula="of:=[.G$5] + [.$E17]*[.G$9]" office:value-type="date" office:date-value="1927-02-11T01:19:59.9999999">
            <text:p>02/11/1927 01:20:00</text:p>
          </table:table-cell>
          <table:table-cell table:formula="of:=[.H$5] + [.$E17]*[.H$9]" office:value-type="date" office:date-value="1927-01-03T20:00:00.0000001">
            <text:p>01/03/1927 20:00:00</text:p>
          </table:table-cell>
          <table:table-cell table:formula="of:=[.I$5] + [.$E17]*[.I$9]" office:value-type="date" office:date-value="1927-01-03T20:00:00.0000001">
            <text:p>01/03/1927 20:00:00</text:p>
          </table:table-cell>
          <table:table-cell table:formula="of:=[.J$5] + [.$E17]*[.J$9]" office:value-type="date" office:date-value="1927-01-01T14:40:00">
            <text:p>01/01/1927 14:40:0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Re</text:p>
          </table:table-cell>
          <table:table-cell table:style-name="ce3" office:value-type="string">
            <text:p>M2</text:p>
          </table:table-cell>
          <table:table-cell table:style-name="ce3" office:value-type="string">
            <text:p>9/8</text:p>
          </table:table-cell>
          <table:table-cell table:style-name="ce8" office:value-type="float" office:value="1.125">
            <text:p>1.125</text:p>
          </table:table-cell>
          <table:table-cell table:style-name="ce9" table:formula="of:=[.D18]-1" office:value-type="float" office:value="0.125">
            <text:p>0.125</text:p>
          </table:table-cell>
          <table:table-cell table:style-name="ce15" table:formula="of:=[.F$5] + [.$E18]*[.F$9]" office:value-type="date" office:date-value="1927-01-04T03:33:45">
            <text:p>01/04/1927 03:33:45</text:p>
          </table:table-cell>
          <table:table-cell table:style-name="ce15" table:formula="of:=[.G$5] + [.$E18]*[.G$9]" office:value-type="date" office:date-value="1927-02-16T03:00:00">
            <text:p>02/16/1927 03:00:00</text:p>
          </table:table-cell>
          <table:table-cell table:style-name="ce15" table:formula="of:=[.H$5] + [.$E18]*[.H$9]" office:value-type="date" office:date-value="1927-01-04T03:00:00">
            <text:p>01/04/1927 03:00:00</text:p>
          </table:table-cell>
          <table:table-cell table:style-name="ce15" table:formula="of:=[.I$5] + [.$E18]*[.I$9]" office:value-type="date" office:date-value="1927-01-04T03:00:00">
            <text:p>01/04/1927 03:00:00</text:p>
          </table:table-cell>
          <table:table-cell table:style-name="ce15" table:formula="of:=[.J$5] + [.$E18]*[.J$9]" office:value-type="date" office:date-value="1927-01-01T15:00:00">
            <text:p>01/01/1927 15:00:00</text:p>
          </table:table-cell>
          <table:table-cell table:style-name="ce17" table:number-columns-repeated="1014"/>
        </table:table-row>
        <table:table-row table:style-name="ro2">
          <table:table-cell/>
          <table:table-cell office:value-type="string">
            <text:p>m3</text:p>
          </table:table-cell>
          <table:table-cell office:value-type="string">
            <text:p>32/27</text:p>
          </table:table-cell>
          <table:table-cell office:value-type="float" office:value="1.18518518518519">
            <text:p>1.1851851852</text:p>
          </table:table-cell>
          <table:table-cell table:formula="of:=[.D19]-1" office:value-type="float" office:value="0.185185185185185">
            <text:p>0.1851851852</text:p>
          </table:table-cell>
          <table:table-cell table:formula="of:=[.F$5] + [.$E19]*[.F$9]" office:value-type="date" office:date-value="1927-01-05T10:10:00">
            <text:p>01/05/1927 10:10:00</text:p>
          </table:table-cell>
          <table:table-cell table:formula="of:=[.G$5] + [.$E19]*[.G$9]" office:value-type="date" office:date-value="1927-03-10T02:13:20">
            <text:p>03/10/1927 02:13:20</text:p>
          </table:table-cell>
          <table:table-cell table:formula="of:=[.H$5] + [.$E19]*[.H$9]" office:value-type="date" office:date-value="1927-01-05T09:20:00">
            <text:p>01/05/1927 09:20:00</text:p>
          </table:table-cell>
          <table:table-cell table:formula="of:=[.I$5] + [.$E19]*[.I$9]" office:value-type="date" office:date-value="1927-01-05T09:20:00">
            <text:p>01/05/1927 09:20:00</text:p>
          </table:table-cell>
          <table:table-cell table:formula="of:=[.J$5] + [.$E19]*[.J$9]" office:value-type="date" office:date-value="1927-01-01T16:26:39.9999999">
            <text:p>01/01/1927 16:26:4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3</text:p>
          </table:table-cell>
          <table:table-cell office:value-type="string">
            <text:p>6/5</text:p>
          </table:table-cell>
          <table:table-cell office:value-type="float" office:value="1.2">
            <text:p>1.2</text:p>
          </table:table-cell>
          <table:table-cell table:formula="of:=[.D20]-1" office:value-type="float" office:value="0.2">
            <text:p>0.2</text:p>
          </table:table-cell>
          <table:table-cell table:formula="of:=[.F$5] + [.$E20]*[.F$9]" office:value-type="date" office:date-value="1927-01-05T17:41:59.9999999">
            <text:p>01/05/1927 17:42:00</text:p>
          </table:table-cell>
          <table:table-cell table:formula="of:=[.G$5] + [.$E20]*[.G$9]" office:value-type="date" office:date-value="1927-03-15T12:00:00">
            <text:p>03/15/1927 12:00:00</text:p>
          </table:table-cell>
          <table:table-cell table:formula="of:=[.H$5] + [.$E20]*[.H$9]" office:value-type="date" office:date-value="1927-01-05T16:48:00.0000001">
            <text:p>01/05/1927 16:48:00</text:p>
          </table:table-cell>
          <table:table-cell table:formula="of:=[.I$5] + [.$E20]*[.I$9]" office:value-type="date" office:date-value="1927-01-05T16:48:00.0000001">
            <text:p>01/05/1927 16:48:00</text:p>
          </table:table-cell>
          <table:table-cell table:formula="of:=[.J$5] + [.$E20]*[.J$9]" office:value-type="date" office:date-value="1927-01-01T16:48:00.0000001">
            <text:p>01/01/1927 16:48:0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Mi</text:p>
          </table:table-cell>
          <table:table-cell table:style-name="ce3" office:value-type="string">
            <text:p>M3</text:p>
          </table:table-cell>
          <table:table-cell table:style-name="ce3" office:value-type="string">
            <text:p>5/4</text:p>
          </table:table-cell>
          <table:table-cell table:style-name="ce8" office:value-type="float" office:value="1.25">
            <text:p>1.25</text:p>
          </table:table-cell>
          <table:table-cell table:style-name="ce9" table:formula="of:=[.D21]-1" office:value-type="float" office:value="0.25">
            <text:p>0.25</text:p>
          </table:table-cell>
          <table:table-cell table:style-name="ce15" table:formula="of:=[.F$5] + [.$E21]*[.F$9]" office:value-type="date" office:date-value="1927-01-06T19:07:30">
            <text:p>01/06/1927 19:07:30</text:p>
          </table:table-cell>
          <table:table-cell table:style-name="ce15" table:formula="of:=[.G$5] + [.$E21]*[.G$9]" office:value-type="date" office:date-value="1927-04-02T18:00:00">
            <text:p>04/02/1927 18:00:00</text:p>
          </table:table-cell>
          <table:table-cell table:style-name="ce15" table:formula="of:=[.H$5] + [.$E21]*[.H$9]" office:value-type="date" office:date-value="1927-01-06T18:00:00">
            <text:p>01/06/1927 18:00:00</text:p>
          </table:table-cell>
          <table:table-cell table:style-name="ce15" table:formula="of:=[.I$5] + [.$E21]*[.I$9]" office:value-type="date" office:date-value="1927-01-06T18:00:00">
            <text:p>01/06/1927 18:00:00</text:p>
          </table:table-cell>
          <table:table-cell table:style-name="ce15" table:formula="of:=[.J$5] + [.$E21]*[.J$9]" office:value-type="date" office:date-value="1927-01-01T18:00:00">
            <text:p>01/01/1927 18:00:00</text:p>
          </table:table-cell>
          <table:table-cell table:style-name="ce17" table:number-columns-repeated="1014"/>
        </table:table-row>
        <table:table-row table:style-name="ro2">
          <table:table-cell/>
          <table:table-cell office:value-type="string">
            <text:p>M3</text:p>
          </table:table-cell>
          <table:table-cell office:value-type="string">
            <text:p>81/64</text:p>
          </table:table-cell>
          <table:table-cell office:value-type="float" office:value="1.265625">
            <text:p>1.265625</text:p>
          </table:table-cell>
          <table:table-cell table:formula="of:=[.D22]-1" office:value-type="float" office:value="0.265625">
            <text:p>0.265625</text:p>
          </table:table-cell>
          <table:table-cell table:formula="of:=[.F$5] + [.$E22]*[.F$9]" office:value-type="date" office:date-value="1927-01-07T03:04:13.125">
            <text:p>01/07/1927 03:04:13</text:p>
          </table:table-cell>
          <table:table-cell table:formula="of:=[.G$5] + [.$E22]*[.G$9]" office:value-type="date" office:date-value="1927-04-08T10:52:30">
            <text:p>04/08/1927 10:52:30</text:p>
          </table:table-cell>
          <table:table-cell table:formula="of:=[.H$5] + [.$E22]*[.H$9]" office:value-type="date" office:date-value="1927-01-07T01:52:30">
            <text:p>01/07/1927 01:52:30</text:p>
          </table:table-cell>
          <table:table-cell table:formula="of:=[.I$5] + [.$E22]*[.I$9]" office:value-type="date" office:date-value="1927-01-07T01:52:30">
            <text:p>01/07/1927 01:52:30</text:p>
          </table:table-cell>
          <table:table-cell table:formula="of:=[.J$5] + [.$E22]*[.J$9]" office:value-type="date" office:date-value="1927-01-01T18:22:30">
            <text:p>01/01/1927 18:22:3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Fa</text:p>
          </table:table-cell>
          <table:table-cell table:style-name="ce3" office:value-type="string">
            <text:p>P4</text:p>
          </table:table-cell>
          <table:table-cell table:style-name="ce3" office:value-type="string">
            <text:p>4/3</text:p>
          </table:table-cell>
          <table:table-cell table:style-name="ce8" office:value-type="float" office:value="1.33333333333333">
            <text:p>1.3333333333</text:p>
          </table:table-cell>
          <table:table-cell table:style-name="ce9" table:formula="of:=[.D23]-1" office:value-type="float" office:value="0.333333333333333">
            <text:p>0.3333333333</text:p>
          </table:table-cell>
          <table:table-cell table:style-name="ce15" table:formula="of:=[.F$5] + [.$E23]*[.F$9]" office:value-type="date" office:date-value="1927-01-08T13:30:00">
            <text:p>01/08/1927 13:30:00</text:p>
          </table:table-cell>
          <table:table-cell table:style-name="ce15" table:formula="of:=[.G$5] + [.$E23]*[.G$9]" office:value-type="date" office:date-value="1927-05-03T03:59:59.9999999">
            <text:p>05/03/1927 04:00:00</text:p>
          </table:table-cell>
          <table:table-cell table:style-name="ce15" table:formula="of:=[.H$5] + [.$E23]*[.H$9]" office:value-type="date" office:date-value="1927-01-08T12:00:00">
            <text:p>01/08/1927 12:00:00</text:p>
          </table:table-cell>
          <table:table-cell table:style-name="ce15" table:formula="of:=[.I$5] + [.$E23]*[.I$9]" office:value-type="date" office:date-value="1927-01-08T12:00:00">
            <text:p>01/08/1927 12:00:00</text:p>
          </table:table-cell>
          <table:table-cell table:style-name="ce15" table:formula="of:=[.J$5] + [.$E23]*[.J$9]" office:value-type="date" office:date-value="1927-01-01T20:00:00.0000001">
            <text:p>01/01/1927 20:00:00</text:p>
          </table:table-cell>
          <table:table-cell table:style-name="ce17" table:number-columns-repeated="1014"/>
        </table:table-row>
        <table:table-row table:style-name="ro2">
          <table:table-cell/>
          <table:table-cell office:value-type="string">
            <text:p>P4</text:p>
          </table:table-cell>
          <table:table-cell office:value-type="string">
            <text:p>27/20</text:p>
          </table:table-cell>
          <table:table-cell office:value-type="float" office:value="1.35">
            <text:p>1.35</text:p>
          </table:table-cell>
          <table:table-cell table:formula="of:=[.D24]-1" office:value-type="float" office:value="0.35">
            <text:p>0.35</text:p>
          </table:table-cell>
          <table:table-cell table:formula="of:=[.F$5] + [.$E24]*[.F$9]" office:value-type="date" office:date-value="1927-01-08T21:58:30">
            <text:p>01/08/1927 21:58:30</text:p>
          </table:table-cell>
          <table:table-cell table:formula="of:=[.G$5] + [.$E24]*[.G$9]" office:value-type="date" office:date-value="1927-05-09T06:00:00">
            <text:p>05/09/1927 06:00:00</text:p>
          </table:table-cell>
          <table:table-cell table:formula="of:=[.H$5] + [.$E24]*[.H$9]" office:value-type="date" office:date-value="1927-01-08T20:24:00">
            <text:p>01/08/1927 20:24:00</text:p>
          </table:table-cell>
          <table:table-cell table:formula="of:=[.I$5] + [.$E24]*[.I$9]" office:value-type="date" office:date-value="1927-01-08T20:24:00">
            <text:p>01/08/1927 20:24:00</text:p>
          </table:table-cell>
          <table:table-cell table:formula="of:=[.J$5] + [.$E24]*[.J$9]" office:value-type="date" office:date-value="1927-01-01T20:24:00">
            <text:p>01/01/1927 20:24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4</text:p>
          </table:table-cell>
          <table:table-cell office:value-type="string">
            <text:p>45/32</text:p>
          </table:table-cell>
          <table:table-cell office:value-type="float" office:value="1.40625">
            <text:p>1.40625</text:p>
          </table:table-cell>
          <table:table-cell table:formula="of:=[.D25]-1" office:value-type="float" office:value="0.40625">
            <text:p>0.40625</text:p>
          </table:table-cell>
          <table:table-cell table:formula="of:=[.F$5] + [.$E25]*[.F$9]" office:value-type="date" office:date-value="1927-01-10T02:34:41.25">
            <text:p>01/10/1927 02:34:41</text:p>
          </table:table-cell>
          <table:table-cell table:formula="of:=[.G$5] + [.$E25]*[.G$9]" office:value-type="date" office:date-value="1927-05-29T18:45:00">
            <text:p>05/29/1927 18:45:00</text:p>
          </table:table-cell>
          <table:table-cell table:formula="of:=[.H$5] + [.$E25]*[.H$9]" office:value-type="date" office:date-value="1927-01-10T00:45:00">
            <text:p>01/10/1927 00:45:00</text:p>
          </table:table-cell>
          <table:table-cell table:formula="of:=[.I$5] + [.$E25]*[.I$9]" office:value-type="date" office:date-value="1927-01-10T00:45:00">
            <text:p>01/10/1927 00:45:00</text:p>
          </table:table-cell>
          <table:table-cell table:formula="of:=[.J$5] + [.$E25]*[.J$9]" office:value-type="date" office:date-value="1927-01-01T21:45:00">
            <text:p>01/01/1927 21:45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4</text:p>
          </table:table-cell>
          <table:table-cell office:value-type="string">
            <text:p>729/512</text:p>
          </table:table-cell>
          <table:table-cell office:value-type="float" office:value="1.423828125">
            <text:p>1.423828125</text:p>
          </table:table-cell>
          <table:table-cell table:formula="of:=[.D26]-1" office:value-type="float" office:value="0.423828125">
            <text:p>0.423828125</text:p>
          </table:table-cell>
          <table:table-cell table:formula="of:=[.F$5] + [.$E26]*[.F$9]" office:value-type="date" office:date-value="1927-01-10T11:30:59.765625">
            <text:p>01/10/1927 11:31:00</text:p>
          </table:table-cell>
          <table:table-cell table:formula="of:=[.G$5] + [.$E26]*[.G$9]" office:value-type="date" office:date-value="1927-06-05T04:44:03.75">
            <text:p>06/05/1927 04:44:04</text:p>
          </table:table-cell>
          <table:table-cell table:formula="of:=[.H$5] + [.$E26]*[.H$9]" office:value-type="date" office:date-value="1927-01-10T09:36:33.75">
            <text:p>01/10/1927 09:36:34</text:p>
          </table:table-cell>
          <table:table-cell table:formula="of:=[.I$5] + [.$E26]*[.I$9]" office:value-type="date" office:date-value="1927-01-10T09:36:33.75">
            <text:p>01/10/1927 09:36:34</text:p>
          </table:table-cell>
          <table:table-cell table:formula="of:=[.J$5] + [.$E26]*[.J$9]" office:value-type="date" office:date-value="1927-01-01T22:10:18.75">
            <text:p>01/01/1927 22:10:19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o</text:p>
          </table:table-cell>
          <table:table-cell table:style-name="ce3" office:value-type="string">
            <text:p>P5</text:p>
          </table:table-cell>
          <table:table-cell table:style-name="ce3" office:value-type="string">
            <text:p>3/2</text:p>
          </table:table-cell>
          <table:table-cell table:style-name="ce8" office:value-type="float" office:value="1.5">
            <text:p>1.5</text:p>
          </table:table-cell>
          <table:table-cell table:style-name="ce9" table:formula="of:=[.D27]-1" office:value-type="float" office:value="0.5">
            <text:p>0.5</text:p>
          </table:table-cell>
          <table:table-cell table:style-name="ce15" table:formula="of:=[.F$5] + [.$E27]*[.F$9]" office:value-type="date" office:date-value="1927-01-12T02:15:00">
            <text:p>01/12/1927 02:15:00</text:p>
          </table:table-cell>
          <table:table-cell table:style-name="ce15" table:formula="of:=[.G$5] + [.$E27]*[.G$9]" office:value-type="date" office:date-value="1927-07-03">
            <text:p>07/03/1927 00:00:00</text:p>
          </table:table-cell>
          <table:table-cell table:style-name="ce15" table:formula="of:=[.H$5] + [.$E27]*[.H$9]" office:value-type="date" office:date-value="1927-01-12">
            <text:p>01/12/1927 00:00:00</text:p>
          </table:table-cell>
          <table:table-cell table:style-name="ce15" table:formula="of:=[.I$5] + [.$E27]*[.I$9]" office:value-type="date" office:date-value="1927-01-12">
            <text:p>01/12/1927 00:00:00</text:p>
          </table:table-cell>
          <table:table-cell table:style-name="ce15" table:formula="of:=[.J$5] + [.$E27]*[.J$9]" office:value-type="date" office:date-value="1927-01-02">
            <text:p>01/02/1927 00:00:00</text:p>
          </table:table-cell>
          <table:table-cell table:style-name="ce17" table:number-columns-repeated="1014"/>
        </table:table-row>
        <table:table-row table:style-name="ro2">
          <table:table-cell/>
          <table:table-cell office:value-type="string">
            <text:p>m6</text:p>
          </table:table-cell>
          <table:table-cell office:value-type="string">
            <text:p>128/81</text:p>
          </table:table-cell>
          <table:table-cell office:value-type="float" office:value="1.58024691358025">
            <text:p>1.5802469136</text:p>
          </table:table-cell>
          <table:table-cell table:formula="of:=[.D28]-1" office:value-type="float" office:value="0.580246913580247">
            <text:p>0.5802469136</text:p>
          </table:table-cell>
          <table:table-cell table:formula="of:=[.F$5] + [.$E28]*[.F$9]" office:value-type="date" office:date-value="1927-01-13T19:03:20">
            <text:p>01/13/1927 19:03:20</text:p>
          </table:table-cell>
          <table:table-cell table:formula="of:=[.G$5] + [.$E28]*[.G$9]" office:value-type="date" office:date-value="1927-08-01T06:57:46.666667">
            <text:p>08/01/1927 06:57:47</text:p>
          </table:table-cell>
          <table:table-cell table:formula="of:=[.H$5] + [.$E28]*[.H$9]" office:value-type="date" office:date-value="1927-01-13T16:26:39.9999999">
            <text:p>01/13/1927 16:26:40</text:p>
          </table:table-cell>
          <table:table-cell table:formula="of:=[.I$5] + [.$E28]*[.I$9]" office:value-type="date" office:date-value="1927-01-13T16:26:39.9999999">
            <text:p>01/13/1927 16:26:40</text:p>
          </table:table-cell>
          <table:table-cell table:formula="of:=[.J$5] + [.$E28]*[.J$9]" office:value-type="date" office:date-value="1927-01-02T01:55:33.3333333">
            <text:p>01/02/1927 01:55:33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6</text:p>
          </table:table-cell>
          <table:table-cell office:value-type="string">
            <text:p>8/5</text:p>
          </table:table-cell>
          <table:table-cell office:value-type="float" office:value="1.6">
            <text:p>1.6</text:p>
          </table:table-cell>
          <table:table-cell table:formula="of:=[.D29]-1" office:value-type="float" office:value="0.6">
            <text:p>0.6</text:p>
          </table:table-cell>
          <table:table-cell table:formula="of:=[.F$5] + [.$E29]*[.F$9]" office:value-type="date" office:date-value="1927-01-14T05:06:00">
            <text:p>01/14/1927 05:06:00</text:p>
          </table:table-cell>
          <table:table-cell table:formula="of:=[.G$5] + [.$E29]*[.G$9]" office:value-type="date" office:date-value="1927-08-08T12:00:00">
            <text:p>08/08/1927 12:00:00</text:p>
          </table:table-cell>
          <table:table-cell table:formula="of:=[.H$5] + [.$E29]*[.H$9]" office:value-type="date" office:date-value="1927-01-14T02:24:00">
            <text:p>01/14/1927 02:24:00</text:p>
          </table:table-cell>
          <table:table-cell table:formula="of:=[.I$5] + [.$E29]*[.I$9]" office:value-type="date" office:date-value="1927-01-14T02:24:00">
            <text:p>01/14/1927 02:24:00</text:p>
          </table:table-cell>
          <table:table-cell table:formula="of:=[.J$5] + [.$E29]*[.J$9]" office:value-type="date" office:date-value="1927-01-02T02:24:00">
            <text:p>01/02/1927 02:24:0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La</text:p>
          </table:table-cell>
          <table:table-cell table:style-name="ce3" office:value-type="string">
            <text:p>M6</text:p>
          </table:table-cell>
          <table:table-cell table:style-name="ce3" office:value-type="string">
            <text:p>5/3</text:p>
          </table:table-cell>
          <table:table-cell table:style-name="ce8" office:value-type="float" office:value="1.66666666666667">
            <text:p>1.6666666667</text:p>
          </table:table-cell>
          <table:table-cell table:style-name="ce9" table:formula="of:=[.D30]-1" office:value-type="float" office:value="0.666666666666667">
            <text:p>0.6666666667</text:p>
          </table:table-cell>
          <table:table-cell table:style-name="ce15" table:formula="of:=[.F$5] + [.$E30]*[.F$9]" office:value-type="date" office:date-value="1927-01-15T15:00:00">
            <text:p>01/15/1927 15:00:00</text:p>
          </table:table-cell>
          <table:table-cell table:style-name="ce15" table:formula="of:=[.G$5] + [.$E30]*[.G$9]" office:value-type="date" office:date-value="1927-09-01T20:00:00">
            <text:p>09/01/1927 20:00:00</text:p>
          </table:table-cell>
          <table:table-cell table:style-name="ce15" table:formula="of:=[.H$5] + [.$E30]*[.H$9]" office:value-type="date" office:date-value="1927-01-15T12:00:00">
            <text:p>01/15/1927 12:00:00</text:p>
          </table:table-cell>
          <table:table-cell table:style-name="ce15" table:formula="of:=[.I$5] + [.$E30]*[.I$9]" office:value-type="date" office:date-value="1927-01-15T12:00:00">
            <text:p>01/15/1927 12:00:00</text:p>
          </table:table-cell>
          <table:table-cell table:style-name="ce15" table:formula="of:=[.J$5] + [.$E30]*[.J$9]" office:value-type="date" office:date-value="1927-01-02T03:59:59.9999999">
            <text:p>01/02/1927 04:00:00</text:p>
          </table:table-cell>
          <table:table-cell table:style-name="ce17" table:number-columns-repeated="1014"/>
        </table:table-row>
        <table:table-row table:style-name="ro2">
          <table:table-cell/>
          <table:table-cell office:value-type="string">
            <text:p>M6</text:p>
          </table:table-cell>
          <table:table-cell office:value-type="string">
            <text:p>27/16</text:p>
          </table:table-cell>
          <table:table-cell office:value-type="float" office:value="1.6875">
            <text:p>1.6875</text:p>
          </table:table-cell>
          <table:table-cell table:formula="of:=[.D31]-1" office:value-type="float" office:value="0.6875">
            <text:p>0.6875</text:p>
          </table:table-cell>
          <table:table-cell table:formula="of:=[.F$5] + [.$E31]*[.F$9]" office:value-type="date" office:date-value="1927-01-16T01:35:37.5">
            <text:p>01/16/1927 01:35:38</text:p>
          </table:table-cell>
          <table:table-cell table:formula="of:=[.G$5] + [.$E31]*[.G$9]" office:value-type="date" office:date-value="1927-09-09T10:30:00">
            <text:p>09/09/1927 10:30:00</text:p>
          </table:table-cell>
          <table:table-cell table:formula="of:=[.H$5] + [.$E31]*[.H$9]" office:value-type="date" office:date-value="1927-01-15T22:30:00">
            <text:p>01/15/1927 22:30:00</text:p>
          </table:table-cell>
          <table:table-cell table:formula="of:=[.I$5] + [.$E31]*[.I$9]" office:value-type="date" office:date-value="1927-01-15T22:30:00">
            <text:p>01/15/1927 22:30:00</text:p>
          </table:table-cell>
          <table:table-cell table:formula="of:=[.J$5] + [.$E31]*[.J$9]" office:value-type="date" office:date-value="1927-01-02T04:30:00">
            <text:p>01/02/1927 04:30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7</text:p>
          </table:table-cell>
          <table:table-cell office:value-type="string">
            <text:p>16/9</text:p>
          </table:table-cell>
          <table:table-cell office:value-type="float" office:value="1.77777777777778">
            <text:p>1.7777777778</text:p>
          </table:table-cell>
          <table:table-cell table:formula="of:=[.D32]-1" office:value-type="float" office:value="0.777777777777778">
            <text:p>0.7777777778</text:p>
          </table:table-cell>
          <table:table-cell table:formula="of:=[.F$5] + [.$E32]*[.F$9]" office:value-type="date" office:date-value="1927-01-17T23:29:59.9999999">
            <text:p>01/17/1927 23:30:00</text:p>
          </table:table-cell>
          <table:table-cell table:formula="of:=[.G$5] + [.$E32]*[.G$9]" office:value-type="date" office:date-value="1927-10-12T09:20:00">
            <text:p>10/12/1927 09:20:00</text:p>
          </table:table-cell>
          <table:table-cell table:formula="of:=[.H$5] + [.$E32]*[.H$9]" office:value-type="date" office:date-value="1927-01-17T20:00:00.0000001">
            <text:p>01/17/1927 20:00:00</text:p>
          </table:table-cell>
          <table:table-cell table:formula="of:=[.I$5] + [.$E32]*[.I$9]" office:value-type="date" office:date-value="1927-01-17T20:00:00.0000001">
            <text:p>01/17/1927 20:00:00</text:p>
          </table:table-cell>
          <table:table-cell table:formula="of:=[.J$5] + [.$E32]*[.J$9]" office:value-type="date" office:date-value="1927-01-02T06:40:00">
            <text:p>01/02/1927 06:40: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7</text:p>
          </table:table-cell>
          <table:table-cell office:value-type="string">
            <text:p>9/5</text:p>
          </table:table-cell>
          <table:table-cell office:value-type="float" office:value="1.8">
            <text:p>1.8</text:p>
          </table:table-cell>
          <table:table-cell table:formula="of:=[.D33]-1" office:value-type="float" office:value="0.8">
            <text:p>0.8</text:p>
          </table:table-cell>
          <table:table-cell table:formula="of:=[.F$5] + [.$E33]*[.F$9]" office:value-type="date" office:date-value="1927-01-18T10:48:00.0000001">
            <text:p>01/18/1927 10:48:00</text:p>
          </table:table-cell>
          <table:table-cell table:formula="of:=[.G$5] + [.$E33]*[.G$9]" office:value-type="date" office:date-value="1927-10-20T12:00:00">
            <text:p>10/20/1927 12:00:00</text:p>
          </table:table-cell>
          <table:table-cell table:formula="of:=[.H$5] + [.$E33]*[.H$9]" office:value-type="date" office:date-value="1927-01-18T07:11:59.9999999">
            <text:p>01/18/1927 07:12:00</text:p>
          </table:table-cell>
          <table:table-cell table:formula="of:=[.I$5] + [.$E33]*[.I$9]" office:value-type="date" office:date-value="1927-01-18T07:11:59.9999999">
            <text:p>01/18/1927 07:12:00</text:p>
          </table:table-cell>
          <table:table-cell table:formula="of:=[.J$5] + [.$E33]*[.J$9]" office:value-type="date" office:date-value="1927-01-02T07:11:59.9999999">
            <text:p>01/02/1927 07:12:0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Ti</text:p>
          </table:table-cell>
          <table:table-cell table:style-name="ce3" office:value-type="string">
            <text:p>M7</text:p>
          </table:table-cell>
          <table:table-cell table:style-name="ce3" office:value-type="string">
            <text:p>15/8</text:p>
          </table:table-cell>
          <table:table-cell table:style-name="ce8" office:value-type="float" office:value="1.875">
            <text:p>1.875</text:p>
          </table:table-cell>
          <table:table-cell table:style-name="ce9" table:formula="of:=[.D34]-1" office:value-type="float" office:value="0.875">
            <text:p>0.875</text:p>
          </table:table-cell>
          <table:table-cell table:style-name="ce15" table:formula="of:=[.F$5] + [.$E34]*[.F$9]" office:value-type="date" office:date-value="1927-01-20T00:56:15">
            <text:p>01/20/1927 00:56:15</text:p>
          </table:table-cell>
          <table:table-cell table:style-name="ce15" table:formula="of:=[.G$5] + [.$E34]*[.G$9]" office:value-type="date" office:date-value="1927-11-16T21:00:00">
            <text:p>11/16/1927 21:00:00</text:p>
          </table:table-cell>
          <table:table-cell table:style-name="ce15" table:formula="of:=[.H$5] + [.$E34]*[.H$9]" office:value-type="date" office:date-value="1927-01-19T21:00:00">
            <text:p>01/19/1927 21:00:00</text:p>
          </table:table-cell>
          <table:table-cell table:style-name="ce15" table:formula="of:=[.I$5] + [.$E34]*[.I$9]" office:value-type="date" office:date-value="1927-01-19T21:00:00">
            <text:p>01/19/1927 21:00:00</text:p>
          </table:table-cell>
          <table:table-cell table:style-name="ce15" table:formula="of:=[.J$5] + [.$E34]*[.J$9]" office:value-type="date" office:date-value="1927-01-02T09:00:00">
            <text:p>01/02/1927 09:00:00</text:p>
          </table:table-cell>
          <table:table-cell table:style-name="ce17" table:number-columns-repeated="1014"/>
        </table:table-row>
        <table:table-row table:style-name="ro2">
          <table:table-cell/>
          <table:table-cell office:value-type="string">
            <text:p>M7</text:p>
          </table:table-cell>
          <table:table-cell office:value-type="string">
            <text:p>243/128</text:p>
          </table:table-cell>
          <table:table-cell office:value-type="float" office:value="1.8984375">
            <text:p>1.8984375</text:p>
          </table:table-cell>
          <table:table-cell table:formula="of:=[.D35]-1" office:value-type="float" office:value="0.8984375">
            <text:p>0.8984375</text:p>
          </table:table-cell>
          <table:table-cell table:formula="of:=[.F$5] + [.$E35]*[.F$9]" office:value-type="date" office:date-value="1927-01-20T12:51:19.6875">
            <text:p>01/20/1927 12:51:20</text:p>
          </table:table-cell>
          <table:table-cell table:formula="of:=[.G$5] + [.$E35]*[.G$9]" office:value-type="date" office:date-value="1927-11-25T10:18:45">
            <text:p>11/25/1927 10:18:45</text:p>
          </table:table-cell>
          <table:table-cell table:formula="of:=[.H$5] + [.$E35]*[.H$9]" office:value-type="date" office:date-value="1927-01-20T08:48:45">
            <text:p>01/20/1927 08:48:45</text:p>
          </table:table-cell>
          <table:table-cell table:formula="of:=[.I$5] + [.$E35]*[.I$9]" office:value-type="date" office:date-value="1927-01-20T08:48:45">
            <text:p>01/20/1927 08:48:45</text:p>
          </table:table-cell>
          <table:table-cell table:formula="of:=[.J$5] + [.$E35]*[.J$9]" office:value-type="date" office:date-value="1927-01-02T09:33:45">
            <text:p>01/02/1927 09:33:4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Do</text:p>
          </table:table-cell>
          <table:table-cell table:style-name="ce3" office:value-type="string">
            <text:p>P8</text:p>
          </table:table-cell>
          <table:table-cell table:style-name="ce3" office:value-type="string">
            <text:p>2/1</text:p>
          </table:table-cell>
          <table:table-cell table:style-name="ce8" office:value-type="float" office:value="2">
            <text:p>2</text:p>
          </table:table-cell>
          <table:table-cell table:style-name="ce9" table:formula="of:=[.D36]-1" office:value-type="float" office:value="1">
            <text:p>1</text:p>
          </table:table-cell>
          <table:table-cell table:style-name="ce15" table:formula="of:=[.F$5] + [.$E36]*[.F$9]" office:value-type="date" office:date-value="1927-01-22T16:30:00">
            <text:p>01/22/1927 16:30:00</text:p>
          </table:table-cell>
          <table:table-cell table:style-name="ce15" table:formula="of:=[.G$5] + [.$E36]*[.G$9]" office:value-type="date" office:date-value="1928-01-01T12:00:00">
            <text:p>01/01/1928 12:00:00</text:p>
          </table:table-cell>
          <table:table-cell table:style-name="ce15" table:formula="of:=[.H$5] + [.$E36]*[.H$9]" office:value-type="date" office:date-value="1927-01-22T12:00:00">
            <text:p>01/22/1927 12:00:00</text:p>
          </table:table-cell>
          <table:table-cell table:style-name="ce15" table:formula="of:=[.I$5] + [.$E36]*[.I$9]" office:value-type="date" office:date-value="1927-01-22T12:00:00">
            <text:p>01/22/1927 12:00:00</text:p>
          </table:table-cell>
          <table:table-cell table:style-name="ce15" table:formula="of:=[.J$5] + [.$E36]*[.J$9]" office:value-type="date" office:date-value="1927-01-02T12:00:00">
            <text:p>01/02/1927 12:00:00</text:p>
          </table:table-cell>
          <table:table-cell table:style-name="ce17" table:number-columns-repeated="1014"/>
        </table:table-row>
      </table:table>
      <table:table table:name="Numbers" table:style-name="ta1"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Input cycle size:</text:p>
          </table:table-cell>
          <table:table-cell table:style-name="ce22" office:value-type="float" office:value="24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8" office:value-type="string">
            <text:p>Do</text:p>
          </table:table-cell>
          <table:table-cell table:style-name="ce18" office:value-type="string">
            <text:p>P1</text:p>
          </table:table-cell>
          <table:table-cell table:style-name="ce18" office:value-type="string">
            <text:p>1/1</text:p>
          </table:table-cell>
          <table:table-cell table:style-name="ce19" office:value-type="float" office:value="1">
            <text:p>1.0</text:p>
          </table:table-cell>
          <table:table-cell table:style-name="ce21" table:formula="of:=[.D7]-1" office:value-type="float" office:value="0">
            <text:p>0</text:p>
          </table:table-cell>
          <table:table-cell table:style-name="ce23" table:formula="of:=[.$F$4]*[.E7]" office:value-type="float" office:value="0">
            <text:p>0.000</text:p>
          </table:table-cell>
          <table:table-cell table:style-name="ce23" table:formula="of:=[.$F$4]*[.D7]" office:value-type="float" office:value="24">
            <text:p>24.0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2</text:p>
          </table:table-cell>
          <table:table-cell table:style-name="ce4" office:value-type="string">
            <text:p>256/243</text:p>
          </table:table-cell>
          <table:table-cell table:style-name="ce7" office:value-type="float" office:value="1.05349794238683">
            <text:p>1.0534979424</text:p>
          </table:table-cell>
          <table:table-cell table:style-name="ce10" table:formula="of:=[.D8]-1" office:value-type="float" office:value="0.0534979423868314">
            <text:p>0.0534979424</text:p>
          </table:table-cell>
          <table:table-cell table:style-name="ce24" table:formula="of:=[.$F$4]*[.E8]" office:value-type="float" office:value="1.28395061728395">
            <text:p>1.284</text:p>
          </table:table-cell>
          <table:table-cell table:style-name="ce24" table:formula="of:=[.$F$4]*[.D8]" office:value-type="float" office:value="25.283950617284">
            <text:p>25.284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2</text:p>
          </table:table-cell>
          <table:table-cell table:style-name="ce4" office:value-type="string">
            <text:p>16/15</text:p>
          </table:table-cell>
          <table:table-cell table:style-name="ce7" office:value-type="float" office:value="1.06666666666667">
            <text:p>1.0666666667</text:p>
          </table:table-cell>
          <table:table-cell table:style-name="ce10" table:formula="of:=[.D9]-1" office:value-type="float" office:value="0.0666666666666667">
            <text:p>0.0666666667</text:p>
          </table:table-cell>
          <table:table-cell table:style-name="ce24" table:formula="of:=[.$F$4]*[.E9]" office:value-type="float" office:value="1.6">
            <text:p>1.600</text:p>
          </table:table-cell>
          <table:table-cell table:style-name="ce24" table:formula="of:=[.$F$4]*[.D9]" office:value-type="float" office:value="25.6">
            <text:p>25.6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2</text:p>
          </table:table-cell>
          <table:table-cell table:style-name="ce4" office:value-type="string">
            <text:p>10/9</text:p>
          </table:table-cell>
          <table:table-cell table:style-name="ce7" office:value-type="float" office:value="1.11111111111111">
            <text:p>1.1111111111</text:p>
          </table:table-cell>
          <table:table-cell table:style-name="ce10" table:formula="of:=[.D10]-1" office:value-type="float" office:value="0.111111111111111">
            <text:p>0.1111111111</text:p>
          </table:table-cell>
          <table:table-cell table:style-name="ce24" table:formula="of:=[.$F$4]*[.E10]" office:value-type="float" office:value="2.66666666666667">
            <text:p>2.667</text:p>
          </table:table-cell>
          <table:table-cell table:style-name="ce24" table:formula="of:=[.$F$4]*[.D10]" office:value-type="float" office:value="26.6666666666667">
            <text:p>26.667</text:p>
          </table:table-cell>
          <table:table-cell/>
        </table:table-row>
        <table:table-row table:style-name="ro2">
          <table:table-cell table:style-name="ce18" office:value-type="string">
            <text:p>Re</text:p>
          </table:table-cell>
          <table:table-cell table:style-name="ce18" office:value-type="string">
            <text:p>M2</text:p>
          </table:table-cell>
          <table:table-cell table:style-name="ce18" office:value-type="string">
            <text:p>9/8</text:p>
          </table:table-cell>
          <table:table-cell table:style-name="ce20" office:value-type="float" office:value="1.125">
            <text:p>1.125</text:p>
          </table:table-cell>
          <table:table-cell table:style-name="ce21" table:formula="of:=[.D11]-1" office:value-type="float" office:value="0.125">
            <text:p>0.125</text:p>
          </table:table-cell>
          <table:table-cell table:style-name="ce23" table:formula="of:=[.$F$4]*[.E11]" office:value-type="float" office:value="3">
            <text:p>3.000</text:p>
          </table:table-cell>
          <table:table-cell table:style-name="ce23" table:formula="of:=[.$F$4]*[.D11]" office:value-type="float" office:value="27">
            <text:p>27.0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3</text:p>
          </table:table-cell>
          <table:table-cell table:style-name="ce4" office:value-type="string">
            <text:p>32/27</text:p>
          </table:table-cell>
          <table:table-cell table:style-name="ce7" office:value-type="float" office:value="1.18518518518519">
            <text:p>1.1851851852</text:p>
          </table:table-cell>
          <table:table-cell table:style-name="ce10" table:formula="of:=[.D12]-1" office:value-type="float" office:value="0.185185185185185">
            <text:p>0.1851851852</text:p>
          </table:table-cell>
          <table:table-cell table:style-name="ce24" table:formula="of:=[.$F$4]*[.E12]" office:value-type="float" office:value="4.44444444444444">
            <text:p>4.444</text:p>
          </table:table-cell>
          <table:table-cell table:style-name="ce24" table:formula="of:=[.$F$4]*[.D12]" office:value-type="float" office:value="28.4444444444444">
            <text:p>28.444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3</text:p>
          </table:table-cell>
          <table:table-cell table:style-name="ce4" office:value-type="string">
            <text:p>6/5</text:p>
          </table:table-cell>
          <table:table-cell table:style-name="ce7" office:value-type="float" office:value="1.2">
            <text:p>1.2</text:p>
          </table:table-cell>
          <table:table-cell table:style-name="ce10" table:formula="of:=[.D13]-1" office:value-type="float" office:value="0.2">
            <text:p>0.2</text:p>
          </table:table-cell>
          <table:table-cell table:style-name="ce24" table:formula="of:=[.$F$4]*[.E13]" office:value-type="float" office:value="4.8">
            <text:p>4.800</text:p>
          </table:table-cell>
          <table:table-cell table:style-name="ce24" table:formula="of:=[.$F$4]*[.D13]" office:value-type="float" office:value="28.8">
            <text:p>28.800</text:p>
          </table:table-cell>
          <table:table-cell/>
        </table:table-row>
        <table:table-row table:style-name="ro2">
          <table:table-cell table:style-name="ce18" office:value-type="string">
            <text:p>Mi</text:p>
          </table:table-cell>
          <table:table-cell table:style-name="ce18" office:value-type="string">
            <text:p>M3</text:p>
          </table:table-cell>
          <table:table-cell table:style-name="ce18" office:value-type="string">
            <text:p>5/4</text:p>
          </table:table-cell>
          <table:table-cell table:style-name="ce20" office:value-type="float" office:value="1.25">
            <text:p>1.25</text:p>
          </table:table-cell>
          <table:table-cell table:style-name="ce21" table:formula="of:=[.D14]-1" office:value-type="float" office:value="0.25">
            <text:p>0.25</text:p>
          </table:table-cell>
          <table:table-cell table:style-name="ce24" table:formula="of:=[.$F$4]*[.E14]" office:value-type="float" office:value="6">
            <text:p>6.000</text:p>
          </table:table-cell>
          <table:table-cell table:style-name="ce24" table:formula="of:=[.$F$4]*[.D14]" office:value-type="float" office:value="30">
            <text:p>30.0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3</text:p>
          </table:table-cell>
          <table:table-cell table:style-name="ce4" office:value-type="string">
            <text:p>81/64</text:p>
          </table:table-cell>
          <table:table-cell table:style-name="ce7" office:value-type="float" office:value="1.265625">
            <text:p>1.265625</text:p>
          </table:table-cell>
          <table:table-cell table:style-name="ce10" table:formula="of:=[.D15]-1" office:value-type="float" office:value="0.265625">
            <text:p>0.265625</text:p>
          </table:table-cell>
          <table:table-cell table:style-name="ce24" table:formula="of:=[.$F$4]*[.E15]" office:value-type="float" office:value="6.375">
            <text:p>6.375</text:p>
          </table:table-cell>
          <table:table-cell table:style-name="ce24" table:formula="of:=[.$F$4]*[.D15]" office:value-type="float" office:value="30.375">
            <text:p>30.375</text:p>
          </table:table-cell>
          <table:table-cell/>
        </table:table-row>
        <table:table-row table:style-name="ro2">
          <table:table-cell table:style-name="ce18" office:value-type="string">
            <text:p>Fa</text:p>
          </table:table-cell>
          <table:table-cell table:style-name="ce18" office:value-type="string">
            <text:p>P4</text:p>
          </table:table-cell>
          <table:table-cell table:style-name="ce18" office:value-type="string">
            <text:p>4/3</text:p>
          </table:table-cell>
          <table:table-cell table:style-name="ce20" office:value-type="float" office:value="1.33333333333333">
            <text:p>1.3333333333</text:p>
          </table:table-cell>
          <table:table-cell table:style-name="ce21" table:formula="of:=[.D16]-1" office:value-type="float" office:value="0.333333333333333">
            <text:p>0.3333333333</text:p>
          </table:table-cell>
          <table:table-cell table:style-name="ce23" table:formula="of:=[.$F$4]*[.E16]" office:value-type="float" office:value="8">
            <text:p>8.000</text:p>
          </table:table-cell>
          <table:table-cell table:style-name="ce23" table:formula="of:=[.$F$4]*[.D16]" office:value-type="float" office:value="32">
            <text:p>32.0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P4</text:p>
          </table:table-cell>
          <table:table-cell table:style-name="ce4" office:value-type="string">
            <text:p>27/20</text:p>
          </table:table-cell>
          <table:table-cell table:style-name="ce7" office:value-type="float" office:value="1.35">
            <text:p>1.35</text:p>
          </table:table-cell>
          <table:table-cell table:style-name="ce10" table:formula="of:=[.D17]-1" office:value-type="float" office:value="0.35">
            <text:p>0.35</text:p>
          </table:table-cell>
          <table:table-cell table:style-name="ce24" table:formula="of:=[.$F$4]*[.E17]" office:value-type="float" office:value="8.4">
            <text:p>8.400</text:p>
          </table:table-cell>
          <table:table-cell table:style-name="ce24" table:formula="of:=[.$F$4]*[.D17]" office:value-type="float" office:value="32.4">
            <text:p>32.4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A4</text:p>
          </table:table-cell>
          <table:table-cell table:style-name="ce4" office:value-type="string">
            <text:p>45/32</text:p>
          </table:table-cell>
          <table:table-cell table:style-name="ce7" office:value-type="float" office:value="1.40625">
            <text:p>1.40625</text:p>
          </table:table-cell>
          <table:table-cell table:style-name="ce10" table:formula="of:=[.D18]-1" office:value-type="float" office:value="0.40625">
            <text:p>0.40625</text:p>
          </table:table-cell>
          <table:table-cell table:style-name="ce24" table:formula="of:=[.$F$4]*[.E18]" office:value-type="float" office:value="9.75">
            <text:p>9.750</text:p>
          </table:table-cell>
          <table:table-cell table:style-name="ce24" table:formula="of:=[.$F$4]*[.D18]" office:value-type="float" office:value="33.75">
            <text:p>33.75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A4</text:p>
          </table:table-cell>
          <table:table-cell table:style-name="ce4" office:value-type="string">
            <text:p>729/512</text:p>
          </table:table-cell>
          <table:table-cell table:style-name="ce7" office:value-type="float" office:value="1.423828125">
            <text:p>1.423828125</text:p>
          </table:table-cell>
          <table:table-cell table:style-name="ce10" table:formula="of:=[.D19]-1" office:value-type="float" office:value="0.423828125">
            <text:p>0.423828125</text:p>
          </table:table-cell>
          <table:table-cell table:style-name="ce24" table:formula="of:=[.$F$4]*[.E19]" office:value-type="float" office:value="10.171875">
            <text:p>10.172</text:p>
          </table:table-cell>
          <table:table-cell table:style-name="ce24" table:formula="of:=[.$F$4]*[.D19]" office:value-type="float" office:value="34.171875">
            <text:p>34.172</text:p>
          </table:table-cell>
          <table:table-cell/>
        </table:table-row>
        <table:table-row table:style-name="ro2">
          <table:table-cell table:style-name="ce18" office:value-type="string">
            <text:p>So</text:p>
          </table:table-cell>
          <table:table-cell table:style-name="ce18" office:value-type="string">
            <text:p>P5</text:p>
          </table:table-cell>
          <table:table-cell table:style-name="ce18" office:value-type="string">
            <text:p>3/2</text:p>
          </table:table-cell>
          <table:table-cell table:style-name="ce20" office:value-type="float" office:value="1.5">
            <text:p>1.5</text:p>
          </table:table-cell>
          <table:table-cell table:style-name="ce21" table:formula="of:=[.D20]-1" office:value-type="float" office:value="0.5">
            <text:p>0.5</text:p>
          </table:table-cell>
          <table:table-cell table:style-name="ce23" table:formula="of:=[.$F$4]*[.E20]" office:value-type="float" office:value="12">
            <text:p>12.000</text:p>
          </table:table-cell>
          <table:table-cell table:style-name="ce23" table:formula="of:=[.$F$4]*[.D20]" office:value-type="float" office:value="36">
            <text:p>36.0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6</text:p>
          </table:table-cell>
          <table:table-cell table:style-name="ce4" office:value-type="string">
            <text:p>128/81</text:p>
          </table:table-cell>
          <table:table-cell table:style-name="ce7" office:value-type="float" office:value="1.58024691358025">
            <text:p>1.5802469136</text:p>
          </table:table-cell>
          <table:table-cell table:style-name="ce10" table:formula="of:=[.D21]-1" office:value-type="float" office:value="0.580246913580247">
            <text:p>0.5802469136</text:p>
          </table:table-cell>
          <table:table-cell table:style-name="ce24" table:formula="of:=[.$F$4]*[.E21]" office:value-type="float" office:value="13.9259259259259">
            <text:p>13.926</text:p>
          </table:table-cell>
          <table:table-cell table:style-name="ce24" table:formula="of:=[.$F$4]*[.D21]" office:value-type="float" office:value="37.9259259259259">
            <text:p>37.926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6</text:p>
          </table:table-cell>
          <table:table-cell table:style-name="ce4" office:value-type="string">
            <text:p>8/5</text:p>
          </table:table-cell>
          <table:table-cell table:style-name="ce7" office:value-type="float" office:value="1.6">
            <text:p>1.6</text:p>
          </table:table-cell>
          <table:table-cell table:style-name="ce10" table:formula="of:=[.D22]-1" office:value-type="float" office:value="0.6">
            <text:p>0.6</text:p>
          </table:table-cell>
          <table:table-cell table:style-name="ce24" table:formula="of:=[.$F$4]*[.E22]" office:value-type="float" office:value="14.4">
            <text:p>14.400</text:p>
          </table:table-cell>
          <table:table-cell table:style-name="ce24" table:formula="of:=[.$F$4]*[.D22]" office:value-type="float" office:value="38.4">
            <text:p>38.400</text:p>
          </table:table-cell>
          <table:table-cell/>
        </table:table-row>
        <table:table-row table:style-name="ro2">
          <table:table-cell table:style-name="ce18" office:value-type="string">
            <text:p>La</text:p>
          </table:table-cell>
          <table:table-cell table:style-name="ce18" office:value-type="string">
            <text:p>M6</text:p>
          </table:table-cell>
          <table:table-cell table:style-name="ce18" office:value-type="string">
            <text:p>5/3</text:p>
          </table:table-cell>
          <table:table-cell table:style-name="ce20" office:value-type="float" office:value="1.66666666666667">
            <text:p>1.6666666667</text:p>
          </table:table-cell>
          <table:table-cell table:style-name="ce21" table:formula="of:=[.D23]-1" office:value-type="float" office:value="0.666666666666667">
            <text:p>0.6666666667</text:p>
          </table:table-cell>
          <table:table-cell table:style-name="ce23" table:formula="of:=[.$F$4]*[.E23]" office:value-type="float" office:value="16">
            <text:p>16.000</text:p>
          </table:table-cell>
          <table:table-cell table:style-name="ce23" table:formula="of:=[.$F$4]*[.D23]" office:value-type="float" office:value="40">
            <text:p>40.0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6</text:p>
          </table:table-cell>
          <table:table-cell table:style-name="ce4" office:value-type="string">
            <text:p>27/16</text:p>
          </table:table-cell>
          <table:table-cell table:style-name="ce7" office:value-type="float" office:value="1.6875">
            <text:p>1.6875</text:p>
          </table:table-cell>
          <table:table-cell table:style-name="ce10" table:formula="of:=[.D24]-1" office:value-type="float" office:value="0.6875">
            <text:p>0.6875</text:p>
          </table:table-cell>
          <table:table-cell table:style-name="ce24" table:formula="of:=[.$F$4]*[.E24]" office:value-type="float" office:value="16.5">
            <text:p>16.500</text:p>
          </table:table-cell>
          <table:table-cell table:style-name="ce24" table:formula="of:=[.$F$4]*[.D24]" office:value-type="float" office:value="40.5">
            <text:p>40.5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7</text:p>
          </table:table-cell>
          <table:table-cell table:style-name="ce4" office:value-type="string">
            <text:p>16/9</text:p>
          </table:table-cell>
          <table:table-cell table:style-name="ce7" office:value-type="float" office:value="1.77777777777778">
            <text:p>1.7777777778</text:p>
          </table:table-cell>
          <table:table-cell table:style-name="ce10" table:formula="of:=[.D25]-1" office:value-type="float" office:value="0.777777777777778">
            <text:p>0.7777777778</text:p>
          </table:table-cell>
          <table:table-cell table:style-name="ce24" table:formula="of:=[.$F$4]*[.E25]" office:value-type="float" office:value="18.6666666666667">
            <text:p>18.667</text:p>
          </table:table-cell>
          <table:table-cell table:style-name="ce24" table:formula="of:=[.$F$4]*[.D25]" office:value-type="float" office:value="42.6666666666667">
            <text:p>42.667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7</text:p>
          </table:table-cell>
          <table:table-cell table:style-name="ce4" office:value-type="string">
            <text:p>9/5</text:p>
          </table:table-cell>
          <table:table-cell table:style-name="ce7" office:value-type="float" office:value="1.8">
            <text:p>1.8</text:p>
          </table:table-cell>
          <table:table-cell table:style-name="ce10" table:formula="of:=[.D26]-1" office:value-type="float" office:value="0.8">
            <text:p>0.8</text:p>
          </table:table-cell>
          <table:table-cell table:style-name="ce24" table:formula="of:=[.$F$4]*[.E26]" office:value-type="float" office:value="19.2">
            <text:p>19.200</text:p>
          </table:table-cell>
          <table:table-cell table:style-name="ce24" table:formula="of:=[.$F$4]*[.D26]" office:value-type="float" office:value="43.2">
            <text:p>43.200</text:p>
          </table:table-cell>
          <table:table-cell/>
        </table:table-row>
        <table:table-row table:style-name="ro2">
          <table:table-cell table:style-name="ce18" office:value-type="string">
            <text:p>Ti</text:p>
          </table:table-cell>
          <table:table-cell table:style-name="ce18" office:value-type="string">
            <text:p>M7</text:p>
          </table:table-cell>
          <table:table-cell table:style-name="ce18" office:value-type="string">
            <text:p>15/8</text:p>
          </table:table-cell>
          <table:table-cell table:style-name="ce20" office:value-type="float" office:value="1.875">
            <text:p>1.875</text:p>
          </table:table-cell>
          <table:table-cell table:style-name="ce21" table:formula="of:=[.D27]-1" office:value-type="float" office:value="0.875">
            <text:p>0.875</text:p>
          </table:table-cell>
          <table:table-cell table:style-name="ce23" table:formula="of:=[.$F$4]*[.E27]" office:value-type="float" office:value="21">
            <text:p>21.000</text:p>
          </table:table-cell>
          <table:table-cell table:style-name="ce23" table:formula="of:=[.$F$4]*[.D27]" office:value-type="float" office:value="45">
            <text:p>45.000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M7</text:p>
          </table:table-cell>
          <table:table-cell table:style-name="ce4" office:value-type="string">
            <text:p>243/128</text:p>
          </table:table-cell>
          <table:table-cell table:style-name="ce7" office:value-type="float" office:value="1.8984375">
            <text:p>1.8984375</text:p>
          </table:table-cell>
          <table:table-cell table:style-name="ce10" table:formula="of:=[.D28]-1" office:value-type="float" office:value="0.8984375">
            <text:p>0.8984375</text:p>
          </table:table-cell>
          <table:table-cell table:style-name="ce24" table:formula="of:=[.$F$4]*[.E28]" office:value-type="float" office:value="21.5625">
            <text:p>21.563</text:p>
          </table:table-cell>
          <table:table-cell table:style-name="ce24" table:formula="of:=[.$F$4]*[.D28]" office:value-type="float" office:value="45.5625">
            <text:p>45.563</text:p>
          </table:table-cell>
          <table:table-cell/>
        </table:table-row>
        <table:table-row table:style-name="ro2">
          <table:table-cell table:style-name="ce18" office:value-type="string">
            <text:p>Do</text:p>
          </table:table-cell>
          <table:table-cell table:style-name="ce18" office:value-type="string">
            <text:p>P8</text:p>
          </table:table-cell>
          <table:table-cell table:style-name="ce18" office:value-type="string">
            <text:p>2/1</text:p>
          </table:table-cell>
          <table:table-cell table:style-name="ce20" office:value-type="float" office:value="2">
            <text:p>2</text:p>
          </table:table-cell>
          <table:table-cell table:style-name="ce21" table:formula="of:=[.D29]-1" office:value-type="float" office:value="1">
            <text:p>1</text:p>
          </table:table-cell>
          <table:table-cell table:style-name="ce23" table:formula="of:=[.$F$4]*[.E29]" office:value-type="float" office:value="24">
            <text:p>24.000</text:p>
          </table:table-cell>
          <table:table-cell table:style-name="ce23" table:formula="of:=[.$F$4]*[.D29]" office:value-type="float" office:value="48">
            <text:p>48.00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3">
          <table:table-cell table:number-columns-repeated="6"/>
          <table:table-cell office:value-type="string">
            <text:p>sl</text:p>
          </table:table-cell>
          <table:table-cell/>
        </table:table-row>
        <table:table-row table:style-name="ro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9/14/2013</text:date>, <text:time>17:1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9:53:18</meta:creation-date>
    <dc:date>2013-09-14T17:12:48</dc:date>
    <meta:editing-duration>PT15H29M51S</meta:editing-duration>
    <meta:editing-cycles>14</meta:editing-cycles>
    <meta:generator>LibreOffice/3.3$Unix LibreOffice_project/330m18$Build-4</meta:generator>
    <meta:print-date>2011-11-16T20:31:16</meta:print-date>
    <meta:document-statistic meta:table-count="2" meta:cell-count="415" meta:object-count="0"/>
  </office:meta>
</office:document-meta>
</file>